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d948" officeooo:paragraph-rsid="0013d948"/>
    </style:style>
    <style:style style:name="P2" style:family="paragraph" style:parent-style-name="Standard">
      <style:text-properties officeooo:rsid="001584ae" officeooo:paragraph-rsid="001584ae"/>
    </style:style>
    <style:style style:name="P3" style:family="paragraph" style:parent-style-name="Standard">
      <style:text-properties officeooo:rsid="001584ae" officeooo:paragraph-rsid="0018971f"/>
    </style:style>
    <style:style style:name="P4" style:family="paragraph" style:parent-style-name="Standard">
      <style:paragraph-properties fo:text-align="start" style:justify-single-word="false"/>
      <style:text-properties fo:font-weight="bold" officeooo:rsid="00147bb0" officeooo:paragraph-rsid="00147bb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584ae" officeooo:paragraph-rsid="001584a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584ae" officeooo:paragraph-rsid="001584a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8971f" officeooo:paragraph-rsid="0018971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d58bd" officeooo:paragraph-rsid="001d58b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fd9dd" officeooo:paragraph-rsid="001fd9dd" fo:background-color="#ffff0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d58bd" officeooo:paragraph-rsid="001d58bd" fo:background-color="#ffff0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76647" officeooo:paragraph-rsid="00182ac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82ac2" officeooo:paragraph-rsid="00182ac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82ac2" officeooo:paragraph-rsid="001d58b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8971f" officeooo:paragraph-rsid="0018971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8971f" officeooo:paragraph-rsid="001ec2f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d58bd" officeooo:paragraph-rsid="001d58b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ec2fd" officeooo:paragraph-rsid="001ec2fd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1345c" officeooo:paragraph-rsid="0021345c" fo:background-color="#ffff0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fd9dd" officeooo:paragraph-rsid="001fd9dd" fo:background-color="#ffff0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322565" officeooo:paragraph-rsid="00322565" fo:background-color="transparent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182ac2" officeooo:paragraph-rsid="0018971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18971f" officeooo:paragraph-rsid="0018971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18971f" officeooo:paragraph-rsid="00198e18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18971f" officeooo:paragraph-rsid="00231598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fo:font-weight="bold" officeooo:rsid="00322565" officeooo:paragraph-rsid="00322565" fo:background-color="transparent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use-window-font-color="true" fo:font-weight="normal" officeooo:rsid="00322565" officeooo:paragraph-rsid="00322565" fo:background-color="transparent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fo:font-weight="normal" officeooo:rsid="0021345c" officeooo:paragraph-rsid="003bacf4" fo:background-color="transparent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fo:font-weight="normal" officeooo:rsid="0021345c" officeooo:paragraph-rsid="003bacf4" fo:background-color="#ffff00" style:font-weight-asian="normal" style:font-weight-complex="normal"/>
    </style:style>
    <style:style style:name="T1" style:family="text">
      <style:text-properties officeooo:rsid="00147bb0"/>
    </style:style>
    <style:style style:name="T2" style:family="text">
      <style:text-properties officeooo:rsid="00176647"/>
    </style:style>
    <style:style style:name="T3" style:family="text">
      <style:text-properties officeooo:rsid="00182ac2"/>
    </style:style>
    <style:style style:name="T4" style:family="text">
      <style:text-properties officeooo:rsid="00182ac2" fo:background-color="#ffff00" loext:char-shading-value="0"/>
    </style:style>
    <style:style style:name="T5" style:family="text">
      <style:text-properties fo:color="#ff0000"/>
    </style:style>
    <style:style style:name="T6" style:family="text">
      <style:text-properties fo:color="#ff0000" officeooo:rsid="0018971f"/>
    </style:style>
    <style:style style:name="T7" style:family="text">
      <style:text-properties fo:color="#ff0000" officeooo:rsid="0021345c"/>
    </style:style>
    <style:style style:name="T8" style:family="text">
      <style:text-properties officeooo:rsid="0018971f"/>
    </style:style>
    <style:style style:name="T9" style:family="text">
      <style:text-properties fo:font-weight="bold" officeooo:rsid="00176647" style:font-weight-asian="bold" style:font-weight-complex="bold"/>
    </style:style>
    <style:style style:name="T10" style:family="text">
      <style:text-properties fo:color="#000000" officeooo:rsid="0018971f"/>
    </style:style>
    <style:style style:name="T11" style:family="text">
      <style:text-properties fo:color="#000000" officeooo:rsid="00198e18"/>
    </style:style>
    <style:style style:name="T12" style:family="text">
      <style:text-properties fo:color="#000000" officeooo:rsid="001ec2fd"/>
    </style:style>
    <style:style style:name="T13" style:family="text">
      <style:text-properties officeooo:rsid="00198e18"/>
    </style:style>
    <style:style style:name="T14" style:family="text">
      <style:text-properties officeooo:rsid="0019e300"/>
    </style:style>
    <style:style style:name="T15" style:family="text">
      <style:text-properties officeooo:rsid="001d58bd"/>
    </style:style>
    <style:style style:name="T16" style:family="text">
      <style:text-properties officeooo:rsid="001ec2fd"/>
    </style:style>
    <style:style style:name="T17" style:family="text">
      <style:text-properties officeooo:rsid="00231598"/>
    </style:style>
    <style:style style:name="T18" style:family="text">
      <style:text-properties officeooo:rsid="00245f2e"/>
    </style:style>
    <style:style style:name="T19" style:family="text">
      <style:text-properties officeooo:rsid="00265975"/>
    </style:style>
    <style:style style:name="T20" style:family="text">
      <style:text-properties officeooo:rsid="002c433f"/>
    </style:style>
    <style:style style:name="T21" style:family="text">
      <style:text-properties officeooo:rsid="0033f8f6"/>
    </style:style>
    <style:style style:name="T22" style:family="text">
      <style:text-properties officeooo:rsid="003bac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posito</text:p>
      <text:p text:style-name="P1"><text:tab/>Um sistema de gerenciamento de hot<text:span text:style-name="T1">éis</text:span> capaz de adicionar excluir, modificar, realizar reservas de quartos com suas acomodações e produtos. O software tem como diferencial <text:span text:style-name="T1">a possibilidade de que vários hotéis sejam cadastrados e gerenciados ao mesmo tempo sem nenhum tipo problema de execução e tais dados sejam salvos em formato texto ou binário, além de estar pré-definido para que os dados possam ser salvos em banco de dados ou nuvem que futuramente poderão ser implementados.</text:span></text:p>
      <text:p text:style-name="P1"><text:tab/><text:span text:style-name="T1">A aplicação também consta com funções de importação e exportação de dados em formato csv e XML.</text:span></text:p>
      <text:p text:style-name="P1"/>
      <text:p text:style-name="P6">Publico-alvo</text:p>
      <text:p text:style-name="P2"><text:tab/>O publico alvo é formado por funcionários e donos de redes hoteleiras <text:span text:style-name="T2">que visam ter um controle mais automatizado da gerencia interna.</text:span></text:p>
      <text:p text:style-name="P3"><text:tab/></text:p>
      <text:p text:style-name="P3"><text:span text:style-name="T9">Funçoes</text:span></text:p>
      <text:p text:style-name="P5"><text:tab/></text:p>
      <text:p text:style-name="P11">É possível manipular <text:span text:style-name="T3">5 “</text:span><text:span text:style-name="T4">conjuntos</text:span><text:span text:style-name="T3">”:Acomodaçoes Categorias Fornecedores Funcionarios Hospedes Hoteis <text:s/>Produtos. Sendo que cada um desses tem alguns diferencias</text:span></text:p>
      <text:p text:style-name="P11"/>
      <text:p text:style-name="P7">Hotel</text:p>
      <text:p text:style-name="P15"/>
      <text:p text:style-name="P15"><text:span text:style-name="T15">C</text:span>omo é uma rede de hotel é possível cadastras mais de um hotel <text:span text:style-name="T14">e ter dados semelhantes entre eles</text:span></text:p>
      <text:p text:style-name="P12">Hotel possuem os seguinte dados :</text:p>
      <text:p text:style-name="P12"/>
      <text:p text:style-name="P21"><text:span text:style-name="T8">Código<text:tab/>;<text:tab/><text:tab/></text:span><text:span text:style-name="T6">Preenchido automaticamente</text:span></text:p>
      <text:p text:style-name="P22">Nome Fantasia <text:tab/>0 a 80 caracteres (Não aceita “ESPAÇO”) <text:s text:c="10"/>Ex:Hotel_<text:span text:style-name="T13">Nome</text:span></text:p>
      <text:p text:style-name="P22">Razão Social <text:tab/><text:tab/>0 a 80 caracteres (Não aceita “ESPAÇO”) <text:s text:c="10"/>Ex:<text:span text:style-name="T13">Nome</text:span>&amp;<text:span text:style-name="T13">Nome</text:span></text:p>
      <text:p text:style-name="P22">Inscrição Estadual<text:tab/>0 a 80 caracteres (Não aceita “ESPAÇO”) <text:s text:c="10"/>Ex:000.000.000.000-00</text:p>
      <text:p text:style-name="P22">CNPJ<text:tab/><text:tab/><text:tab/>0 a 80 caracteres (Não aceita “ESPAÇO”) <text:s text:c="10"/>Ex:999.999.999.999-99</text:p>
      <text:p text:style-name="P22">Logradouro<text:tab/><text:tab/>0 a 80 caracteres (Não aceita “ESPAÇO”) <text:s text:c="10"/>Ex:Rua_<text:span text:style-name="T13">Nome</text:span>_<text:span text:style-name="T13">Nome</text:span></text:p>
      <text:p text:style-name="P22">Numero<text:tab/><text:tab/>0 a 80 caracteres (Não aceita “ESPAÇO”) <text:s text:c="10"/>Ex:00A</text:p>
      <text:p text:style-name="P22">Bairro<text:tab/><text:tab/><text:tab/>0 a 80 caracteres (Não aceita “ESPAÇO”) <text:s text:c="10"/>Ex:<text:span text:style-name="T13">Nome</text:span>_<text:span text:style-name="T13">Nome</text:span></text:p>
      <text:p text:style-name="P22">Cidade<text:tab/><text:tab/><text:tab/>0 a 80 caracteres (Não aceita “ESPAÇO”) <text:s text:c="10"/>Ex:<text:span text:style-name="T13">Nome_Nome</text:span></text:p>
      <text:p text:style-name="P22">Telefone <text:s text:c="16"/><text:tab/>0 a 80 caracteres (Não aceita “ESPAÇO”) <text:s text:c="10"/>Ex:(00)9-9999-9999</text:p>
      <text:p text:style-name="P22">E-mail <text:s text:c="16"/><text:tab/>0 a 80 caracteres (Não aceita “ESPAÇO”) <text:s text:c="10"/>Ex:nome@dominio.com.br</text:p>
      <text:p text:style-name="P22">Dono Gerente<text:tab/><text:tab/>0 a 80 caracteres (Não aceita “ESPAÇO”) <text:s text:c="10"/>Ex:<text:span text:style-name="T13">Nome_Sobrenome</text:span></text:p>
      <text:p text:style-name="P23">Telefone Gerente <text:tab/>0 a 80 caracteres (Não aceita “ESPAÇO”) <text:s text:c="10"/>Ex:(00)9-9999-9999</text:p>
      <text:p text:style-name="P22">Hor<text:span text:style-name="T17">á</text:span>rio de Check in<text:tab/>0 a 80 caracteres (Não aceita “ESPAÇO”) <text:s text:c="10"/>Ex:<text:span text:style-name="T13">00:00</text:span></text:p>
      <text:p text:style-name="P24">Hor<text:span text:style-name="T17">á</text:span>rio de Check out 0 a 80 caracteres (Não aceita “ESPAÇO”) <text:s text:c="10"/>Ex:<text:span text:style-name="T13">00:00</text:span></text:p>
      <text:p text:style-name="P22">Lucro<text:tab/><text:tab/><text:tab/>0 a 80 caracteres (Não aceita “ESPAÇO”) <text:s text:c="10"/>Ex:<text:span text:style-name="T13">0%</text:span></text:p>
      <text:p text:style-name="P12"/>
      <text:p text:style-name="P14"/>
      <text:p text:style-name="P14"/>
      <text:p text:style-name="P14"/>
      <text:p text:style-name="P8">Hospede</text:p>
      <text:p text:style-name="P8"/>
      <text:p text:style-name="P17">Os cadastro dos hospedes ficara<text:span text:style-name="T17">m</text:span> salvo<text:span text:style-name="T17">s</text:span> para não ter que cadastras todas as vezes que o cliente for se hospedar. <text:span text:style-name="T3">Hospedes possuem os seguinte dados :</text:span></text:p>
      <text:p text:style-name="P13"/>
      <text:p text:style-name="P13"/>
      <text:p text:style-name="P13"/>
      <text:p text:style-name="P16"/>
      <text:p text:style-name="P16"><text:soft-page-break/>C<text:span text:style-name="T17">ó</text:span>digo<text:tab/><text:tab/><text:tab/><text:span text:style-name="T6">Preenchido automaticamente</text:span></text:p>
      <text:p text:style-name="P16">Nome <text:tab/><text:tab/><text:tab/>0 a 80 caracteres (Não aceita “ESPAÇO”) <text:s text:c="10"/>Ex:<text:span text:style-name="T10">Hotel_</text:span><text:span text:style-name="T11">Nome</text:span></text:p>
      <text:p text:style-name="P16">CPF <text:tab/><text:tab/><text:tab/>0 a 80 caracteres (Não aceita “ESPAÇO”) <text:s text:c="10"/>Ex:<text:span text:style-name="T11">Nome</text:span><text:span text:style-name="T10">_</text:span><text:span text:style-name="T11">Nome</text:span></text:p>
      <text:p text:style-name="P16">Logradouro <text:tab/><text:tab/>0 a 80 caracteres (Não aceita “ESPAÇO”) <text:s text:c="10"/>Ex:Avenida_Nome_Nome</text:p>
      <text:p text:style-name="P16">Numero <text:s/><text:tab/><text:tab/>0 a 80 caracteres (Não aceita “ESPAÇO”) <text:s text:c="10"/>Ex:<text:span text:style-name="T12">000A</text:span></text:p>
      <text:p text:style-name="P16">Bairro <text:s text:c="2"/><text:tab/><text:tab/>0 a 80 caracteres (Não aceita “ESPAÇO”) <text:s text:c="10"/>Ex:<text:span text:style-name="T10">Rua_</text:span><text:span text:style-name="T11">Nome</text:span><text:span text:style-name="T10">_</text:span><text:span text:style-name="T11">Nome</text:span></text:p>
      <text:p text:style-name="P16">Cidade <text:s text:c="2"/><text:tab/><text:tab/>0 a 80 caracteres (Não aceita “ESPAÇO”) <text:s text:c="10"/>Ex:<text:span text:style-name="T16">Nome_Nome</text:span></text:p>
      <text:p text:style-name="P16">Telefone <text:tab/><text:tab/>0 a 80 caracteres (Não aceita “ESPAÇO”) <text:s text:c="10"/>Ex:<text:span text:style-name="T16">(00)0-0000-0000</text:span></text:p>
      <text:p text:style-name="P16">E-mail<text:tab/><text:tab/><text:tab/>0 a 80 caracteres (Não aceita “ESPAÇO”) <text:s text:c="10"/>Ex:<text:span text:style-name="T16">nome@dominio.com.br</text:span></text:p>
      <text:p text:style-name="P16">Sexo <text:tab/><text:tab/><text:tab/>0 a 80 caracteres (Não aceita “ESPAÇO”) <text:s text:c="10"/>Ex:<text:span text:style-name="T16">Outro</text:span></text:p>
      <text:p text:style-name="P16">Estado Civil <text:tab/><text:tab/>0 a 80 caracteres (Não aceita “ESPAÇO”) <text:s text:c="10"/>Ex:<text:span text:style-name="T16">Divorciado</text:span></text:p>
      <text:p text:style-name="P16">Data Nascimento<text:tab/>0 a 80 caracteres (Não aceita “ESPAÇO”)<text:tab/> <text:s text:c="4"/>Ex:<text:span text:style-name="T16">00/00/0000</text:span></text:p>
      <text:p text:style-name="P16"/>
      <text:p text:style-name="P9">Acomodações</text:p>
      <text:p text:style-name="P10"/>
      <text:p text:style-name="P18">Acomodações está linkado com “c<text:span text:style-name="T18">ó</text:span>digo categoria”, ou seja, não é possível <text:span text:style-name="T18">c</text:span>adastrar uma acomodação <text:s/>com um c<text:span text:style-name="T19">ó</text:span>digo que não existe nos Arquivos (Arquivos/Codigo_Categoria.txt e Arquivos/Codigo_Categoria.bin) <text:span text:style-name="T20">e também não é possível apagar um código de categoria se estiver sendo usado <text:s/>nas acomodações.</text:span></text:p>
      <text:p text:style-name="P18"/>
      <text:p text:style-name="P19"><text:s/>C<text:span text:style-name="T18">ó</text:span>digo<text:tab/><text:span text:style-name="T15"><text:tab/></text:span><text:span text:style-name="T6">Preenchido automaticamente</text:span></text:p>
      <text:p text:style-name="P19"><text:s/>Descri<text:span text:style-name="T18">çã</text:span>o<text:tab/><text:tab/>0 a 999 caracteres (Não aceita “ESPAÇO”) <text:s text:c="8"/></text:p>
      <text:p text:style-name="P19"><text:s/>Televis<text:span text:style-name="T18">ã</text:span>o<text:tab/><text:tab/>Um numero inteiro referente a quantidade</text:p>
      <text:p text:style-name="P19"><text:s/>Ar Condicionado<text:tab/>Um numero inteiro referente a quantidade</text:p>
      <text:p text:style-name="P19"><text:s/>Frigobar<text:tab/><text:tab/>Um numero inteiro referente a quantidade</text:p>
      <text:p text:style-name="P19"><text:s/>Internet<text:tab/><text:tab/>Um numero inteiro referente a quantidade</text:p>
      <text:p text:style-name="P19"><text:s/>Banheira<text:tab/><text:tab/>Um numero inteiro referente a quantidade</text:p>
      <text:p text:style-name="P19"><text:s/>C<text:span text:style-name="T18">ó</text:span>d<text:span text:style-name="T18">igo</text:span> Categoria;<text:tab/><text:span text:style-name="T5">Um numero inteiro referente a um c</text:span><text:span text:style-name="T7">ó</text:span><text:span text:style-name="T5">digo categoria já cadastrado</text:span></text:p>
      <text:p text:style-name="P19"><text:span text:style-name="T5"/></text:p>
      <text:p text:style-name="P20"><text:span text:style-name="T5"/></text:p>
      <text:p text:style-name="P25">Código categoria</text:p>
      <text:p text:style-name="P25"/>
      <text:p text:style-name="P27"><text:span text:style-name="T22">Código categoria</text:span> está linkado com “<text:span text:style-name="T22">Acomodações</text:span>”, ou seja, não é possível <text:span text:style-name="T20">apagar <text:s/>um código que esteja sendo usado nas acomodações. E nem criar uma acomodação com um codigo que não esteja cadastrado</text:span></text:p>
      <text:p text:style-name="P28"/>
      <text:p text:style-name="P26">Código<text:tab/><text:tab/><text:tab/><text:span text:style-name="T6">Preenchido automaticamente</text:span></text:p>
      <text:p text:style-name="P26">Nome <text:tab/><text:tab/><text:tab/>0 a 80 caracteres <text:s text:c="2"/>(Não aceita “ESPAÇO”) <text:s text:c="10"/>Ex:Nome_Nome</text:p>
      <text:p text:style-name="P26">Descrição<text:tab/><text:tab/>0 a 999 caracteres (Não aceita “ESPAÇO”) <text:s text:c="10"/>Ex:Blabla_blabla_bla</text:p>
      <text:p text:style-name="P26">Valor_Diária<text:tab/><text:tab/>Valor decimal com "."<text:tab/><text:tab/><text:tab/> <text:s text:c="6"/>Ex:49.99</text:p>
      <text:p text:style-name="P26">Capacidade_Adulto<text:tab/>Numero inteiro<text:tab/><text:tab/><text:tab/><text:tab/> <text:s text:c="6"/>Ex:2</text:p>
      <text:p text:style-name="P26">Capacidade_Criança<text:tab/>Numero inteiro<text:tab/><text:tab/><text:tab/><text:tab/> <text:s text:c="6"/>Ex:<text:span text:style-name="T21">1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9:41:39.032670625</meta:creation-date>
    <dc:date>2017-09-26T15:20:11.526465676</dc:date>
    <meta:editing-duration>PT1H47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2" meta:paragraph-count="60" meta:word-count="614" meta:character-count="4564" meta:non-whitespace-character-count="3582"/>
  </office:meta>
</office:document-meta>
</file>